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1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4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font-style="italic"/>
    </style:style>
    <style:style style:name="T2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7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8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T9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w Much Does Daytona Cost?</text:p>
      <text:section text:style-name="Sect1" text:name="pageContent">
        <text:p text:style-name="P6">time limit per test</text:p>
        <text:p text:style-name="P7">1 second</text:p>
        <text:p text:style-name="P6">memory limit per test</text:p>
        <text:p text:style-name="P7">256 megabytes</text:p>
        <text:p text:style-name="P6">input</text:p>
        <text:p text:style-name="P7">standard input</text:p>
        <text:p text:style-name="P6">output</text:p>
        <text:p text:style-name="P7">standard output</text:p>
        <text:p text:style-name="P8">We define an integer to be <text:span text:style-name="T1">the most common</text:span> on a subsegment, if its number of occurrences on that subsegment is larger than the number of occurrences of any other integer in that subsegment. A subsegment of an array is a consecutive segment of elements in the array <text:bookmark text:name="MathJax-Element-1-Frame"/><text:bookmark text:name="MathJax-Span-1"/><text:bookmark text:name="MathJax-Span-2"/><text:bookmark text:name="MathJax-Span-3"/><text:span text:style-name="T2">a</text:span><text:span text:style-name="T4">�</text:span>.</text:p>
        <text:p text:style-name="P8">Given an array <text:bookmark text:name="MathJax-Element-2-Frame"/><text:bookmark text:name="MathJax-Span-4"/><text:bookmark text:name="MathJax-Span-5"/><text:bookmark text:name="MathJax-Span-6"/><text:span text:style-name="T2">a</text:span><text:span text:style-name="T4">�</text:span> of size <text:bookmark text:name="MathJax-Element-3-Frame"/><text:bookmark text:name="MathJax-Span-7"/><text:bookmark text:name="MathJax-Span-8"/><text:bookmark text:name="MathJax-Span-9"/><text:span text:style-name="T2">n</text:span><text:span text:style-name="T4">�</text:span>, and an integer <text:bookmark text:name="MathJax-Element-4-Frame"/><text:bookmark text:name="MathJax-Span-10"/><text:bookmark text:name="MathJax-Span-11"/><text:bookmark text:name="MathJax-Span-12"/><text:span text:style-name="T2">k</text:span><text:span text:style-name="T4">�</text:span>, determine if there exists a non-empty subsegment of <text:bookmark text:name="MathJax-Element-5-Frame"/><text:bookmark text:name="MathJax-Span-13"/><text:bookmark text:name="MathJax-Span-14"/><text:bookmark text:name="MathJax-Span-15"/><text:span text:style-name="T2">a</text:span><text:span text:style-name="T4">�</text:span> where <text:bookmark text:name="MathJax-Element-6-Frame"/><text:bookmark text:name="MathJax-Span-16"/><text:bookmark text:name="MathJax-Span-17"/><text:bookmark text:name="MathJax-Span-18"/><text:span text:style-name="T2">k</text:span><text:span text:style-name="T4">�</text:span> is <text:span text:style-name="T1">the most common element</text:span>.</text:p>
        <text:p text:style-name="P12">Input</text:p>
        <text:p text:style-name="P8">Each test consists of multiple test cases. The first line contains a single integer <text:bookmark text:name="MathJax-Element-7-Frame"/><text:bookmark text:name="MathJax-Span-19"/><text:bookmark text:name="MathJax-Span-20"/><text:bookmark text:name="MathJax-Span-21"/><text:span text:style-name="T2">t</text:span><text:span text:style-name="T4">�</text:span> (<text:bookmark text:name="MathJax-Element-8-Frame"/><text:bookmark text:name="MathJax-Span-22"/><text:bookmark text:name="MathJax-Span-23"/><text:bookmark text:name="MathJax-Span-24"/><text:span text:style-name="T5">1</text:span><text:bookmark text:name="MathJax-Span-25"/><text:span text:style-name="T7">≤</text:span><text:bookmark text:name="MathJax-Span-26"/><text:span text:style-name="T2">t</text:span><text:bookmark text:name="MathJax-Span-27"/><text:span text:style-name="T7">≤</text:span><text:bookmark text:name="MathJax-Span-28"/><text:span text:style-name="T5">1000</text:span><text:span text:style-name="T4">1≤�≤1000</text:span>) — the number of test cases. The description of test cases follows.</text:p>
        <text:p text:style-name="P8">The first line of each test case contains two integers <text:bookmark text:name="MathJax-Element-9-Frame"/><text:bookmark text:name="MathJax-Span-29"/><text:bookmark text:name="MathJax-Span-30"/><text:bookmark text:name="MathJax-Span-31"/><text:span text:style-name="T2">n</text:span><text:span text:style-name="T4">�</text:span> and <text:bookmark text:name="MathJax-Element-10-Frame"/><text:bookmark text:name="MathJax-Span-32"/><text:bookmark text:name="MathJax-Span-33"/><text:bookmark text:name="MathJax-Span-34"/><text:span text:style-name="T2">k</text:span><text:span text:style-name="T4">�</text:span> (<text:bookmark text:name="MathJax-Element-11-Frame"/><text:bookmark text:name="MathJax-Span-35"/><text:bookmark text:name="MathJax-Span-36"/><text:bookmark text:name="MathJax-Span-37"/><text:span text:style-name="T5">1</text:span><text:bookmark text:name="MathJax-Span-38"/><text:span text:style-name="T7">≤</text:span><text:bookmark text:name="MathJax-Span-39"/><text:span text:style-name="T2">n</text:span><text:bookmark text:name="MathJax-Span-40"/><text:span text:style-name="T7">≤</text:span><text:bookmark text:name="MathJax-Span-41"/><text:span text:style-name="T5">100</text:span><text:span text:style-name="T4">1≤�≤100</text:span>, <text:bookmark text:name="MathJax-Element-12-Frame"/><text:bookmark text:name="MathJax-Span-42"/><text:bookmark text:name="MathJax-Span-43"/><text:bookmark text:name="MathJax-Span-44"/><text:span text:style-name="T5">1</text:span><text:bookmark text:name="MathJax-Span-45"/><text:span text:style-name="T7">≤</text:span><text:bookmark text:name="MathJax-Span-46"/><text:span text:style-name="T2">k</text:span><text:bookmark text:name="MathJax-Span-47"/><text:span text:style-name="T7">≤</text:span><text:bookmark text:name="MathJax-Span-48"/><text:span text:style-name="T5">100</text:span><text:span text:style-name="T4">1≤�≤100</text:span>) — the number of elements in array and the element which must be <text:span text:style-name="T1">the most common</text:span>.</text:p>
        <text:p text:style-name="P8">The second line of each test case contains <text:bookmark text:name="MathJax-Element-13-Frame"/><text:bookmark text:name="MathJax-Span-49"/><text:bookmark text:name="MathJax-Span-50"/><text:bookmark text:name="MathJax-Span-51"/><text:span text:style-name="T2">n</text:span><text:span text:style-name="T4">�</text:span> integers <text:bookmark text:name="MathJax-Element-14-Frame"/><text:bookmark text:name="MathJax-Span-52"/><text:bookmark text:name="MathJax-Span-53"/><text:bookmark text:name="MathJax-Span-54"/><text:bookmark text:name="MathJax-Span-55"/><text:span text:style-name="T2">a</text:span><text:bookmark text:name="MathJax-Span-56"/><text:span text:style-name="T6">1</text:span><text:span text:style-name="T4">�1</text:span>, <text:bookmark text:name="MathJax-Element-15-Frame"/><text:bookmark text:name="MathJax-Span-57"/><text:bookmark text:name="MathJax-Span-58"/><text:bookmark text:name="MathJax-Span-59"/><text:bookmark text:name="MathJax-Span-60"/><text:span text:style-name="T2">a</text:span><text:bookmark text:name="MathJax-Span-61"/><text:span text:style-name="T6">2</text:span><text:span text:style-name="T4">�2</text:span>, <text:bookmark text:name="MathJax-Element-16-Frame"/><text:bookmark text:name="MathJax-Span-62"/><text:bookmark text:name="MathJax-Span-63"/><text:bookmark text:name="MathJax-Span-64"/><text:bookmark text:name="MathJax-Span-65"/><text:span text:style-name="T2">a</text:span><text:bookmark text:name="MathJax-Span-66"/><text:span text:style-name="T6">3</text:span><text:span text:style-name="T4">�3</text:span>, <text:bookmark text:name="MathJax-Element-17-Frame"/><text:bookmark text:name="MathJax-Span-67"/><text:bookmark text:name="MathJax-Span-68"/><text:bookmark text:name="MathJax-Span-69"/><text:span text:style-name="T4">……</text:span>, <text:bookmark text:name="MathJax-Element-18-Frame"/><text:bookmark text:name="MathJax-Span-70"/><text:bookmark text:name="MathJax-Span-71"/><text:bookmark text:name="MathJax-Span-72"/><text:bookmark text:name="MathJax-Span-73"/><text:span text:style-name="T2">a</text:span><text:bookmark text:name="MathJax-Span-74"/><text:span text:style-name="T3">n</text:span><text:span text:style-name="T4">��</text:span> (<text:bookmark text:name="MathJax-Element-19-Frame"/><text:bookmark text:name="MathJax-Span-75"/><text:bookmark text:name="MathJax-Span-76"/><text:bookmark text:name="MathJax-Span-77"/><text:span text:style-name="T5">1</text:span><text:bookmark text:name="MathJax-Span-78"/><text:span text:style-name="T7">≤</text:span><text:bookmark text:name="MathJax-Span-79"/><text:bookmark text:name="MathJax-Span-80"/><text:span text:style-name="T2">a</text:span><text:bookmark text:name="MathJax-Span-81"/><text:span text:style-name="T3">i</text:span><text:bookmark text:name="MathJax-Span-82"/><text:span text:style-name="T7">≤</text:span><text:bookmark text:name="MathJax-Span-83"/><text:span text:style-name="T5">100</text:span><text:span text:style-name="T4">1≤��≤100</text:span>) — elements of the array.</text:p>
        <text:p text:style-name="P12">Output</text:p>
        <text:p text:style-name="P8">For each test case output "<text:span text:style-name="T9">YES</text:span>" if there exists a subsegment in which <text:bookmark text:name="MathJax-Element-20-Frame"/><text:bookmark text:name="MathJax-Span-84"/><text:bookmark text:name="MathJax-Span-85"/><text:bookmark text:name="MathJax-Span-86"/><text:span text:style-name="T2">k</text:span><text:span text:style-name="T4">�</text:span> is <text:span text:style-name="T1">the most common</text:span> element, and "<text:span text:style-name="T9">NO</text:span>" otherwise.</text:p>
        <text:p text:style-name="P10">You can output the answer in any case (for example, the strings "<text:span text:style-name="T9">yEs</text:span>", "<text:span text:style-name="T9">yes</text:span>", "<text:span text:style-name="T9">Yes</text:span>", and "<text:span text:style-name="T9">YES</text:span>" will be recognized as a positive answer).</text:p>
        <text:p text:style-name="P11">Example</text:p>
        <text:p text:style-name="P13">input</text:p>
        <text:section text:style-name="Sect1" text:name="id00035671912507371006">
          <text:p text:style-name="P14">Copy</text:p>
        </text:section>
        <text:p text:style-name="P1"><text:bookmark text:name="id006538237940075269"/>7</text:p>
        <text:p text:style-name="P4">5 4</text:p>
        <text:p text:style-name="P4">1 4 3 4 1</text:p>
        <text:p text:style-name="P1">4 1</text:p>
        <text:p text:style-name="P1">2 3 4 4</text:p>
        <text:p text:style-name="P4">5 6</text:p>
        <text:p text:style-name="P4">43 5 60 4 2</text:p>
        <text:p text:style-name="P1">2 5</text:p>
        <text:p text:style-name="P1">1 5</text:p>
        <text:p text:style-name="P4">4 1</text:p>
        <text:p text:style-name="P4">5 3 3 1</text:p>
        <text:p text:style-name="P1">1 3</text:p>
        <text:p text:style-name="P1">3</text:p>
        <text:p text:style-name="P4">5 3</text:p>
        <text:p text:style-name="P4">3 4 1 5 5</text:p>
        <text:p text:style-name="P13">output</text:p>
        <text:section text:style-name="Sect1" text:name="id007019143789491769">
          <text:p text:style-name="P14">Copy</text:p>
        </text:section>
        <text:p text:style-name="P2"><text:bookmark text:name="id0016222519044632322"/>YES</text:p>
        <text:p text:style-name="P3">NO</text:p>
        <text:p text:style-name="P3">NO</text:p>
        <text:p text:style-name="P3">YES</text:p>
        <text:p text:style-name="P3">YES</text:p>
        <text:p text:style-name="P3">YES</text:p>
        <text:p text:style-name="P3">YES</text:p>
        <text:p text:style-name="P12">Note</text:p>
        <text:p text:style-name="P8">In the first test case we need to check if there is a subsegment where the <text:span text:style-name="T1">most common element</text:span> is <text:bookmark text:name="MathJax-Element-21-Frame"/><text:bookmark text:name="MathJax-Span-87"/><text:bookmark text:name="MathJax-Span-88"/><text:bookmark text:name="MathJax-Span-89"/><text:span text:style-name="T5">4</text:span><text:span text:style-name="T4">4</text:span>.</text:p>
        <text:p text:style-name="P8">On the subsegment <text:bookmark text:name="MathJax-Element-22-Frame"/><text:bookmark text:name="MathJax-Span-90"/><text:bookmark text:name="MathJax-Span-91"/><text:bookmark text:name="MathJax-Span-92"/><text:span text:style-name="T5">[</text:span><text:bookmark text:name="MathJax-Span-93"/><text:span text:style-name="T5">2</text:span><text:bookmark text:name="MathJax-Span-94"/><text:span text:style-name="T5">,</text:span><text:bookmark text:name="MathJax-Span-95"/><text:span text:style-name="T5">5</text:span><text:bookmark text:name="MathJax-Span-96"/><text:span text:style-name="T5">]</text:span><text:span text:style-name="T4">[2,5]</text:span> the elements are <text:bookmark text:name="MathJax-Element-23-Frame"/><text:bookmark text:name="MathJax-Span-97"/><text:bookmark text:name="MathJax-Span-98"/><text:bookmark text:name="MathJax-Span-99"/><text:span text:style-name="T5">4</text:span><text:bookmark text:name="MathJax-Span-100"/><text:span text:style-name="T5">,</text:span><text:bookmark text:name="MathJax-Span-101"/><text:span text:style-name="T7"> </text:span><text:bookmark text:name="MathJax-Span-102"/><text:span text:style-name="T5">3</text:span><text:bookmark text:name="MathJax-Span-103"/><text:span text:style-name="T5">,</text:span><text:bookmark text:name="MathJax-Span-104"/><text:span text:style-name="T7"> </text:span><text:bookmark text:name="MathJax-Span-105"/><text:span text:style-name="T5">4</text:span><text:bookmark text:name="MathJax-Span-106"/><text:span text:style-name="T5">,</text:span><text:bookmark text:name="MathJax-Span-107"/><text:span text:style-name="T7"> </text:span><text:bookmark text:name="MathJax-Span-108"/><text:span text:style-name="T5">1</text:span><text:span text:style-name="T4">4, 3, 4, 1</text:span>.</text:p>
        <text:list xml:id="list238749482" text:style-name="L1">
          <text:list-item>
            <text:p text:style-name="P9"><text:bookmark text:name="MathJax-Element-24-Frame"/><text:bookmark text:name="MathJax-Span-109"/><text:bookmark text:name="MathJax-Span-110"/><text:bookmark text:name="MathJax-Span-111"/><text:span text:style-name="T5">4</text:span><text:span text:style-name="T4">4</text:span> appears <text:bookmark text:name="MathJax-Element-25-Frame"/><text:bookmark text:name="MathJax-Span-112"/><text:bookmark text:name="MathJax-Span-113"/><text:bookmark text:name="MathJax-Span-114"/><text:span text:style-name="T5">2</text:span><text:span text:style-name="T4">2</text:span> times;</text:p>
          </text:list-item>
          <text:list-item>
            <text:p text:style-name="P9"><text:bookmark text:name="MathJax-Element-26-Frame"/><text:bookmark text:name="MathJax-Span-115"/><text:bookmark text:name="MathJax-Span-116"/><text:bookmark text:name="MathJax-Span-117"/><text:soft-page-break/><text:span text:style-name="T5">1</text:span><text:span text:style-name="T4">1</text:span> appears <text:bookmark text:name="MathJax-Element-27-Frame"/><text:bookmark text:name="MathJax-Span-118"/><text:bookmark text:name="MathJax-Span-119"/><text:bookmark text:name="MathJax-Span-120"/><text:span text:style-name="T5">1</text:span><text:span text:style-name="T4">1</text:span> time;</text:p>
          </text:list-item>
          <text:list-item>
            <text:p text:style-name="P9"><text:bookmark text:name="MathJax-Element-28-Frame"/><text:bookmark text:name="MathJax-Span-121"/><text:bookmark text:name="MathJax-Span-122"/><text:bookmark text:name="MathJax-Span-123"/><text:span text:style-name="T5">3</text:span><text:span text:style-name="T4">3</text:span> appears <text:bookmark text:name="MathJax-Element-29-Frame"/><text:bookmark text:name="MathJax-Span-124"/><text:bookmark text:name="MathJax-Span-125"/><text:bookmark text:name="MathJax-Span-126"/><text:span text:style-name="T5">1</text:span><text:span text:style-name="T4">1</text:span> time.</text:p>
          </text:list-item>
        </text:list>
        <text:p text:style-name="P8">This means that <text:bookmark text:name="MathJax-Element-30-Frame"/><text:bookmark text:name="MathJax-Span-127"/><text:bookmark text:name="MathJax-Span-128"/><text:bookmark text:name="MathJax-Span-129"/><text:span text:style-name="T5">4</text:span><text:span text:style-name="T4">4</text:span> is the <text:span text:style-name="T1">most common element</text:span> on the subsegment <text:bookmark text:name="MathJax-Element-31-Frame"/><text:bookmark text:name="MathJax-Span-130"/><text:bookmark text:name="MathJax-Span-131"/><text:bookmark text:name="MathJax-Span-132"/><text:span text:style-name="T5">[</text:span><text:bookmark text:name="MathJax-Span-133"/><text:span text:style-name="T5">2</text:span><text:bookmark text:name="MathJax-Span-134"/><text:span text:style-name="T5">,</text:span><text:bookmark text:name="MathJax-Span-135"/><text:span text:style-name="T5">5</text:span><text:bookmark text:name="MathJax-Span-136"/><text:span text:style-name="T5">]</text:span><text:span text:style-name="T4">[2,5]</text:span>, so there exists a subsegment where <text:bookmark text:name="MathJax-Element-32-Frame"/><text:bookmark text:name="MathJax-Span-137"/><text:bookmark text:name="MathJax-Span-138"/><text:bookmark text:name="MathJax-Span-139"/><text:span text:style-name="T5">4</text:span><text:span text:style-name="T4">4</text:span> is the <text:span text:style-name="T1">most common element</text:span>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6T11:38:19.670000000</dc:date>
    <meta:editing-duration>PT2M56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53" meta:word-count="353" meta:character-count="1767" meta:non-whitespace-character-count="1465"/>
  </office:meta>
</office:document-meta>
</file>